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0" table:default-cell-style-name="Default"/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iv.d f6,f3,f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iv.d f7,f1,f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ul.d f5,f6,f7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34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string" calcext:value-type="string">
            <text:p>6+35*100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8:12:02.569594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3:08.848576970</meta:creation-date>
    <dc:date>2019-02-20T08:34:11.768113457</dc:date>
    <meta:editing-duration>PT1H27M25S</meta:editing-duration>
    <meta:editing-cycles>9</meta:editing-cycles>
    <meta:generator>LibreOffice/6.0.7.3$Linux_X86_64 LibreOffice_project/00m0$Build-3</meta:generator>
    <meta:document-statistic meta:table-count="1" meta:cell-count="175" meta:object-count="0"/>
  </office:meta>
</office:document-meta>
</file>